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9cm" svg:height="0.61cm" draw:z-index="0"><draw:image xlink:href="../../odt/images/0062.png" xlink:type="simple" xlink:show="embed" xlink:actuate="onLoad"/></draw:frame></text:p>
          </table:table-cell>
          <table:table-cell table:style-name="Table1.B1" office:value-type="string">
            <text:h text:style-name="P2" text:outline-level="1">Оператор Н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1">C</text:span><text:span text:style-name="T13">и</text:span>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99cm" svg:height="1.401cm" draw:z-index="1"><draw:image xlink:href="../../odt/images/006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5">Блок </text:span><text:span text:style-name="T14">р</text:span><text:span text:style-name="T10">еализует операцию логического НЕ:</text:span></text:p>
            <text:p text:style-name="P6"><text:span text:style-name="T10"><draw:frame draw:style-name="fr3" draw:name="Объект1" text:anchor-type="as-char" svg:width="5.338cm" svg:height="1.26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</text:span></text:p>
            <text:p text:style-name="P5"><text:span text:style-name="T14">где </text:span><text:span text:style-name="T14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 – выходной сигнал блока, <text:s/></text:span><text:span text:style-name="T14"><draw:frame draw:style-name="fr3" draw:name="Объект3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– входной сигнал.</text:span></text:p>
            <text:p text:style-name="P5"><text:span text:style-name="T16">Свойства</text:span><text:span text:style-name="T8">: </text:span><text:span text:style-name="T9">для работы блока параметры не требуются.</text:span></text:p>
            <text:p text:style-name="P5"><text:span text:style-name="T8">Примечания</text:span>:</text:p>
            <text:list xml:id="list1772466298035210329" text:style-name="L1">
              <text:list-item>
                <text:p text:style-name="P7"><text:span text:style-name="T14">Если входным сигналом будет не логический (0 или 1), а целочисленный сигнал, все ненулевые сигналы рассматриваются блоком как равные единице (Истина, ил</text:span><text:span text:style-name="T17">и </text:span><text:span text:style-name="T18">True). </text:span><text:span text:style-name="T17">На выходе блока может быть только 0 или 1.</text:span></text:p>
              </text:list-item>
              <text:list-item>
                <text:p text:style-name="P7"><text:span text:style-name="T14">В среде </text:span><text:span text:style-name="T12">SimInTech</text:span><text:span text:style-name="T14"> логическая единица (Истина или </text:span><text:span text:style-name="T12">True) </text:span><text:span text:style-name="T14">равна 1, логический ноль (Ложь или </text:span><text:span text:style-name="T12">False) </text:span><text:span text:style-name="T14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НЕ</dc:title>
    <dc:date>2014-12-01T11:08:28.34</dc:date>
    <meta:generator>OpenOffice/4.1.1$Win32 OpenOffice.org_project/411m6$Build-9775</meta:generator>
    <meta:editing-duration>PT2H11M7S</meta:editing-duration>
    <meta:editing-cycles>92</meta:editing-cycles>
    <meta:document-statistic meta:table-count="1" meta:image-count="2" meta:object-count="3" meta:page-count="1" meta:paragraph-count="13" meta:word-count="84" meta:character-count="51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(t) = 0; #
alignl 0, ~ если ~ u(t) = 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